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fdbd2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213b4f" style:font-size-asian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1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fdbd2" officeooo:paragraph-rsid="001fdbd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pt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7" style:family="paragraph" style:parent-style-name="Heading_20_2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Heading_20_2">
      <style:paragraph-properties fo:line-height="150%"/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dbd2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1fdbd2" style:font-size-asian="14pt"/>
    </style:style>
    <style:style style:name="T6" style:family="text">
      <style:text-properties fo:font-size="14pt" style:text-underline-style="none" style:font-size-asian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/>
    </style:style>
    <style:style style:name="T9" style:family="text">
      <style:text-properties officeooo:rsid="001fdbd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fdbd2"/>
    </style:style>
    <style:style style:name="T12" style:family="text">
      <style:text-properties style:text-underline-style="solid" style:text-underline-width="auto" style:text-underline-color="font-color" style:font-size-complex="14pt"/>
    </style:style>
    <style:style style:name="T13" style:family="text">
      <style:text-properties style:text-underline-style="solid" style:text-underline-width="auto" style:text-underline-color="font-color" officeooo:rsid="001fdbd2" style:font-size-complex="14pt"/>
    </style:style>
    <style:style style:name="T14" style:family="text">
      <style:text-properties officeooo:rsid="00213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4">Федеральное государственное бюджетное образовательное учреждение высшего образования «Севастопольский государственный университет»</text:p>
      <text:p text:style-name="P13"/>
      <text:p text:style-name="P13"/>
      <text:p text:style-name="P5"><text:span text:style-name="T11">Институт информационных технологий и управления в технических системах</text:span></text:p>
      <text:p text:style-name="P5"><text:span text:style-name="T7">(полное название института)</text:span></text:p>
      <text:p text:style-name="P14"/>
      <text:p text:style-name="P12">Кафедра информационных технологий и компьютерных систем</text:p>
      <text:p text:style-name="P14">(полное название кафедры)</text:p>
      <text:p text:style-name="P13"/>
      <text:p text:style-name="P13"/>
      <text:p text:style-name="P13"/>
      <text:h text:style-name="P17" text:outline-level="2"/>
      <text:h text:style-name="P18" text:outline-level="2">Пояснительная записка</text:h>
      <text:p text:style-name="P2">к <text:span text:style-name="T10"><text:s/><text:tab/><text:tab/><text:tab/><text:tab/></text:span><text:span text:style-name="T11">выпускной работе бакалавра<text:tab/><text:tab/><text:tab/><text:tab/><text:tab/></text:span></text:p>
      <text:p text:style-name="P14">(выпускной квалификационной работе, дипломному проекту (работе))</text:p>
      <text:p text:style-name="P13"/>
      <text:p text:style-name="P15"><text:span text:style-name="T1">на тему:</text:span><text:span text:style-name="T6"> </text:span><text:span text:style-name="T5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10"/>
      <text:p text:style-name="P8">Выполнил: студент <text:span text:style-name="T11">4</text:span> курса, группы <text:span text:style-name="T11">ВТб-41д<text:tab/><text:tab/><text:tab/><text:tab/><text:tab/><text:tab/></text:span></text:p>
      <text:p text:style-name="P9">направления подготовки (специальности) <text:span text:style-name="T13">09.03.01 – информатика и вычислительная техника</text:span><text:span text:style-name="T12">)<text:tab/><text:tab/><text:tab/><text:tab/><text:tab/><text:tab/><text:tab/><text:tab/><text:tab/></text:span></text:p>
      <text:p text:style-name="P14">(шифр и название направления подготовки (специальности))</text:p>
      <text:p text:style-name="P6">(направленность/профиль/специализация <text:span text:style-name="T10"><text:tab/>???<text:tab/><text:tab/><text:tab/><text:tab/><text:tab/></text:span></text:p>
      <text:p text:style-name="P11"><text:span text:style-name="T9"><text:tab/><text:tab/><text:tab/><text:tab/>Умерова Амета Ремзиевича<text:tab/><text:tab/><text:tab/><text:tab/><text:tab/></text:span></text:p>
      <text:p text:style-name="P15"><text:span text:style-name="T8"><text:tab/><text:tab/><text:tab/><text:tab/></text:span><text:span text:style-name="T7">(фамилия, имя, отчество студента)</text:span></text:p>
      <text:p text:style-name="P2">Руководитель <text:span text:style-name="T10"><text:tab/><text:tab/><text:tab/></text:span><text:span text:style-name="T11">Мащенко Е.Н., доцент<text:tab/><text:tab/><text:tab/><text:tab/><text:tab/></text:span></text:p>
      <text:p text:style-name="P1"><text:span text:style-name="T8"><text:tab/><text:tab/><text:tab/><text:tab/></text:span><text:span text:style-name="T7">(фамилия, инициалы, ученая степень, звание, должность)</text:span></text:p>
      <text:p text:style-name="P7">__________________________________________________________________</text:p>
      <text:p text:style-name="P3"/>
      <text:p text:style-name="P3"/>
      <text:p text:style-name="P3">Дата допуска к защите <text:s/>«____»_______________ 20<text:span text:style-name="T14">15</text:span> г.</text:p>
      <text:p text:style-name="P3"/>
      <text:p text:style-name="P3"/>
      <text:p text:style-name="P1"><text:span text:style-name="T2">Зав. кафедрой <text:s text:c="3"/></text:span><text:span text:style-name="T1"><text:tab/><text:tab/>___________________ <text:s text:c="2"/><text:tab/><text:tab/></text:span><text:span text:style-name="T5">Брюховецкий А.А.</text:span></text:p>
      <text:p text:style-name="P15"><text:span text:style-name="T7"><text:s text:c="6"/><text:tab/><text:tab/><text:tab/><text:tab/><text:tab/> <text:s/>(подпись)</text:span><text:span text:style-name="T8"> <text:s text:c="13"/><text:tab/><text:tab/><text:tab/></text:span><text:span text:style-name="T7">(инициалы, фамилия)</text:span></text:p>
      <text:p text:style-name="P4"/>
      <text:p text:style-name="P4"/>
      <text:p text:style-name="P4"/>
      <text:p text:style-name="P4">20<text:span text:style-name="T9">15</text:span>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language="uk" fo:country="UA" style:font-size-asian="2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18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0T16:29:00</meta:creation-date>
    <dc:creator>Amet Umerov</dc:creator>
    <dc:date>2015-04-19T06:24:33.904522356</dc:date>
    <meta:print-date>2015-03-04T14:30:00</meta:print-date>
    <meta:editing-cycles>12</meta:editing-cycles>
    <meta:editing-duration>PT26M36S</meta:editing-duration>
    <meta:generator>LibreOffice/4.2.7.2$Linux_X86_64 LibreOffice_project/420m0$Build-2</meta:generator>
    <meta:document-statistic meta:table-count="0" meta:image-count="0" meta:object-count="0" meta:page-count="1" meta:paragraph-count="23" meta:word-count="114" meta:character-count="1229" meta:non-whitespace-character-count="1029"/>
  </office:meta>
</office:document-meta>
</file>